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 draw:fit-to-size="false" fo:padding-top="0cm" fo:padding-bottom="0cm" fo:padding-left="0cm" fo:padding-right="0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marker-end="Fin_20_de_20_línea_20_2" draw:textarea-horizontal-align="center" draw:textarea-vertical-align="middle"/>
    </style:style>
    <style:style style:name="P1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text-properties fo:font-family="'Times New Roman'" style:font-family-generic="roman" style:font-pitch="variable" fo:font-size="9pt" style:font-size-asian="9pt" style:font-size-complex="9pt"/>
    </style:style>
    <style:style style:name="P5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9pt" style:font-size-asian="9pt" style:font-size-complex="9pt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1cm" svg:height="1cm" svg:x="9.4cm" svg:y="5.5cm">
          <text:p/>
        </draw:circle>
        <draw:custom-shape draw:style-name="gr2" draw:text-style-name="P2" draw:layer="layout" svg:width="0.2cm" svg:height="0.2cm" svg:x="6.8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6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6.8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285cm" svg:height="0.611cm" svg:x="4.733cm" svg:y="5.666cm">
          <draw:text-box>
            <text:p text:style-name="P3"><text:span text:style-name="T1">inputs</text:span></text:p>
          </draw:text-box>
        </draw:frame>
        <draw:frame draw:style-name="gr3" draw:text-style-name="P4" draw:layer="layout" svg:width="1.323cm" svg:height="0.611cm" svg:x="13.478cm" svg:y="5.641cm">
          <draw:text-box>
            <text:p text:style-name="P3"><text:span text:style-name="T1">output</text:span></text:p>
          </draw:text-box>
        </draw:frame>
        <draw:line draw:style-name="gr4" draw:text-style-name="P2" draw:layer="layout" svg:x1="9.9cm" svg:y1="3.5cm" svg:x2="9.9cm" svg:y2="5.5cm">
          <text:p/>
        </draw:line>
        <draw:custom-shape draw:style-name="gr5" draw:text-style-name="P2" draw:layer="layout" svg:width="5cm" svg:height="4cm" svg:x="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1" draw:layer="layout" svg:width="1cm" svg:height="1cm" svg:x="11.4cm" svg:y="5.5cm">
          <text:p/>
        </draw:rect>
        <draw:custom-shape draw:style-name="gr2" draw:text-style-name="P2" draw:layer="layout" svg:width="0.2cm" svg:height="0.2cm" svg:x="9.8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6.9cm" svg:y1="3.5cm" svg:x2="9.4cm" svg:y2="6cm">
          <text:p/>
        </draw:line>
        <draw:line draw:style-name="gr4" draw:text-style-name="P2" draw:layer="layout" svg:x1="6.9cm" svg:y1="4.5cm" svg:x2="9.4cm" svg:y2="6cm">
          <text:p/>
        </draw:line>
        <draw:line draw:style-name="gr4" draw:text-style-name="P2" draw:layer="layout" svg:x1="6.9cm" svg:y1="8.5cm" svg:x2="9.4cm" svg:y2="6cm">
          <text:p/>
        </draw:line>
        <draw:line draw:style-name="gr7" draw:text-style-name="P2" draw:layer="layout" svg:x1="10.4cm" svg:y1="6cm" svg:x2="11.4cm" svg:y2="6cm">
          <text:p/>
        </draw:line>
        <draw:line draw:style-name="gr7" draw:text-style-name="P2" draw:layer="layout" svg:x1="12.4cm" svg:y1="6cm" svg:x2="13.4cm" svg:y2="6cm">
          <text:p/>
        </draw:line>
        <draw:frame draw:style-name="gr3" draw:text-style-name="P4" draw:layer="layout" svg:width="1.637cm" svg:height="0.971cm" svg:x="8.256cm" svg:y="4.166cm">
          <draw:text-box>
            <text:p text:style-name="P3"><text:span text:style-name="T1">synaptic </text:span></text:p>
            <text:p text:style-name="P3"><text:span text:style-name="T1">weights</text:span></text:p>
          </draw:text-box>
        </draw:frame>
        <draw:frame draw:style-name="gr3" draw:text-style-name="P4" draw:layer="layout" svg:width="2.174cm" svg:height="0.971cm" svg:x="8.845cm" svg:y="6.502cm">
          <draw:text-box>
            <text:p text:style-name="P3"><text:span text:style-name="T1">combination </text:span></text:p>
            <text:p text:style-name="P3"><text:span text:style-name="T1">function</text:span></text:p>
          </draw:text-box>
        </draw:frame>
        <draw:frame draw:style-name="gr3" draw:text-style-name="P4" draw:layer="layout" svg:width="1.014cm" svg:height="0.611cm" svg:x="9.9cm" svg:y="4.366cm">
          <draw:text-box>
            <text:p text:style-name="P3"><text:span text:style-name="T1">bias</text:span></text:p>
          </draw:text-box>
        </draw:frame>
        <draw:frame draw:style-name="gr3" draw:text-style-name="P5" draw:layer="layout" svg:width="0.642cm" svg:height="1.7cm" svg:x="6.577cm" svg:y="5.638cm">
          <draw:text-box>
            <text:p><text:span text:style-name="T2">·</text:span></text:p>
            <text:p><text:span text:style-name="T2">·</text:span></text:p>
            <text:p><text:span text:style-name="T2">·</text:span></text:p>
          </draw:text-box>
        </draw:frame>
        <draw:frame draw:style-name="gr3" draw:text-style-name="P4" draw:layer="layout" svg:width="1.836cm" svg:height="0.971cm" svg:x="11.015cm" svg:y="6.5cm">
          <draw:text-box>
            <text:p text:style-name="P3"><text:span text:style-name="T1">activation </text:span></text:p>
            <text:p text:style-name="P3"><text:span text:style-name="T1">fun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Fin_20_de_20_línea_20_2" draw:display-name="Fin de línea 2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2H1M42S</meta:editing-duration>
    <meta:editing-cycles>12</meta:editing-cycles>
    <meta:generator>OpenOffice.org/3.3$Win32 OpenOffice.org_project/330m20$Build-9567</meta:generator>
    <dc:date>2012-06-11T15:00:25.13</dc:date>
    <meta:document-statistic meta:object-count="20"/>
  </office:meta>
</office:document-meta>
</file>